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margin-top="0.106cm" fo:margin-bottom="0cm"/>
    </style:style>
    <style:style style:name="P2" style:family="paragraph" style:parent-style-name="Footnote">
      <style:paragraph-properties fo:margin-top="0.106cm" fo:margin-bottom="0cm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8.754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7" style:family="paragraph" style:parent-style-name="Standard" style:master-page-name="Standard">
      <style:paragraph-properties fo:margin-top="0.106cm" fo:margin-bottom="0cm"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8Num4">
      <style:paragraph-properties fo:text-align="justify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 style:list-style-name="L1"/>
    <style:style style:name="T1" style:family="text">
      <style:text-properties fo:font-size="10pt" style:font-size-asian="10pt"/>
    </style:style>
    <style:style style:name="T2" style:family="text">
      <style:text-properties fo:font-size="9pt" style:font-size-asian="9pt"/>
    </style:style>
    <style:style style:name="T3" style:family="text">
      <style:text-properties fo:font-variant="small-caps"/>
    </style:style>
    <style:style style:name="T4" style:family="text">
      <style:text-properties fo:language="en" fo:country="US"/>
    </style:style>
    <style:style style:name="T5" style:family="text">
      <style:text-properties fo:language="sk" fo:country="SK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gr. Mgr. Juraj Vidéky, Mlynarovičova 11, 851 03 Bratislava | </text:span><text:span text:style-name="code"><text:span text:style-name="T2">videky@breviar.sk</text:span></text:span></text:p>
      <text:p text:style-name="Standard"/>
      <text:p text:style-name="Standard"/>
      <text:p text:style-name="Standard"/>
      <text:p text:style-name="P5">J. E. Mons. ICDr. Stanislav Zvolenský</text:p>
      <text:p text:style-name="P5"><text:span text:style-name="em2">bratislavský arcibiskup a metropolita, predseda KBS</text:span></text:p>
      <text:p text:style-name="P5">Arcibiskupstvo Bratislava</text:p>
      <text:p text:style-name="P5">Špitálska 7</text:p>
      <text:p text:style-name="P5">814 92 Bratislava 1</text:p>
      <text:p text:style-name="P3"/>
      <text:p text:style-name="P3"/>
      <text:p text:style-name="P3"/>
      <text:p text:style-name="P3">V Bratislave, 31. marca 2011</text:p>
      <text:p text:style-name="Standard"/>
      <text:p text:style-name="Standard"/>
      <text:p text:style-name="Standard">Pochválený buď Ježiš Kristus!</text:p>
      <text:p text:style-name="Standard"/>
      <text:p text:style-name="Standard"/>
      <text:p text:style-name="P4">Vážený otec arcibiskup, s radosťou som sa v spravodajskom servise TK KBS dočítal, že na 68. ple­nárnom zasadaní Konferencie biskupov Slovenska (KBS) sa diskutovalo aj o Liturgii hodín. Tla­čová správa oznamovala, že </text:p>
      <text:p text:style-name="P6">„KBS poverila SSV (Spolok svätého Vojtecha), aby vydal Liturgiu hodín v reedícii. Toto vy­da­nie bolo iniciované záujmom laikov o kompletnú modlitbu Liturgie hodín. Vydanie by sa malo realizovať do jedného roka.“<text:span text:style-name="Footnote_20_anchor"><text:note text:id="ftn1" text:note-class="footnote"><text:note-citation>1</text:note-citation><text:note-body><text:p text:style-name="P2"> Citované podľa: <text:a xlink:type="simple" xlink:href="http://www.tkkbs.sk/view.php?cisloclanku=20110329015"><text:span text:style-name="Internet_20_link">http://www.tkkbs.sk/view.php?cisloclanku=20110329015</text:span></text:a> [2011-03-31].</text:p></text:note-body></text:note></text:span></text:p>
      <text:p text:style-name="P4">Z tejto tlačovej správy nebolo úplne zrejmé, či pôjde o reedíciu (opätovné vydanie) jedno­zväz­ko­vej Liturgie hodín, ktorá pôvodne vyšla v Ríme (1989) a následne v SSV (2009), alebo či pôjde o opä­tovné vydanie 4-zväzkovej Liturgie hodín, ktorá zatiaľ na Slovensku nevyšla (jed­not­livé zväzky vyšli naposledy v Ríme v roku 1996).</text:p>
      <text:p text:style-name="P4">Nakoľko sa Liturgii hodín venujem (najmä v rámci projektu on-line Liturgie hodín, ktorý je na in­ter­nete prístupný na adrese <text:span text:style-name="code">http://www.breviar.sk</text:span>, ale snažím sa Liturgiu hodín i pravidelne mod­liť), chcel by som upozorniť na isté skutočnosti, ktoré by sa pri vydaní (ale­bo reedícii) v SSV podľa môjho názoru mali vziať do úvahy, či už sa plánuje vydanie (reedícia) jednozväzkovej ale­bo kompletnej štvorzväzkovej Liturgie hodín.</text:p>
      <text:h text:style-name="Heading_20_2" text:outline-level="2">Jednozväzková Liturgia hodín, vydaná v SSV (2009)</text:h>
      <text:p text:style-name="P4">Potešil som sa, že SSV v roku 2009 vydalo jednozväzkovú Liturgiu hodín, ale bol som veľmi skla­ma­ný, že obsahuje množstvo chýb. Tieto chyby postupne zhromažďujem a ako som pri­sľú­bil p. ria­diteľovi SSV Mons. Plevovi, pošlem ich, aby ich bolo možné v ďalších potenciálnych vy­da­niach opraviť.<text:span text:style-name="Footnote_20_anchor"><text:note text:id="ftn2" text:note-class="footnote"><text:note-citation>2</text:note-citation><text:note-body><text:p text:style-name="P2"> Mons. Plevu som na množstvo chýb upozornil e-mailom zo dňa 3. decembra 2010. Hoci sme boli v e-mailo­vom kontakte, na túto správu som do dnešného dňa nedostal odpoveď, ba ani potvrdenie o doručení.</text:p></text:note-body></text:note></text:span> Obávam sa, že SSV nevyužil potenciál, ktorý na Slovensku je k dispozícii: Li­tur­gia hodín (výňatky z nej) vyšli v posledných dvoch desaťročiach v rozličných vydavateľstvách (napr. vo <text:soft-page-break/>vy­davateľstve Serafín) a v neposlednom rade, na adrese <text:span text:style-name="code">http://www.breviar.sk</text:span> sú dostupné temer kom­pletné texty všetkých 4 zväzkov Liturgie hodín.<text:span text:style-name="Footnote_20_anchor"><text:note text:id="ftn3" text:note-class="footnote"><text:note-citation>3</text:note-citation><text:note-body><text:p text:style-name="P2"> Pripúšťam, že texty môžu obsahovať aj preklepy, ktoré sa však už viac ako desaťročným používaním postupne vyčisťujú; osmeľujem sa tvrdiť, že ich rozhodne nie je toľko, koľko ich je vo vydaní SSV (2009).</text:p></text:note-body></text:note></text:span></text:p>
      <text:p text:style-name="P4">Druhou mojou výhradou voči tomuto vy­da­niu Liturgie hodín zo SSV (2009) je to, že v úvodnom ka­len­dáriu bo­li realizované zmeny. Nie som si istý, či sú schvá­le­né Kongregáciou pre Boží kult a disciplínu svia­tostí, nakoľko zväzok neobsahuje odkaz na prís­luš­ný dekrét, len odkaz na pô­vod­ný dekrét z roku 1975 (prot. n. CD 488/75). V prípade, že tieto zmeny schválené neboli, zna­me­nalo by to (podľa mo­jich čiastkových znalostí kánonického práva a príslušných dokumentov), že sa­mot­ný ka­len­dár v tej forme, ako je uvedený v tomto vydaní, je neplatný.</text:p>
      <text:p text:style-name="P4">Naviac, zmeny v kalendári neboli syn­chro­nizované s propriami na konci zväzku, a tak sa vniesol do tohto vydania zmätok, hoci úmy­sel bol určite dobrý (zosúladiť kalendárium s aktuálnym direk­tóriom).</text:p>
      <text:p text:style-name="P4">Tiráž ne­uvá­dza, že by toto dôležité dielo pre liturgiu prešlo korektúrou (čo sa odráža na množ­stve chýb, kto­ré podľa môjho názoru pochádzajú z nepozornosti alebo chýb zo ske­novania).<text:span text:style-name="Footnote_20_anchor"><text:note text:id="ftn4" text:note-class="footnote"><text:note-citation>4</text:note-citation><text:note-body><text:p text:style-name="P2"> Chýba množstvo mäkčeňov nad znakmi „d“, „l“; v chválospeve Magnifikat na vloženej záložke „Spoločné texty II“ vypadlo dokonca celé slovo („ústami svojich prorokov“ – má byť „ústami svojich svätých prorokov“); za všetky chyby pochádzajúce zo skenovania uvádzam nasledovné: na str. 1221, kde v 42. žalme je uvedené: „uprostred zástupov staviacich sviatky“ (má byť: „sláviacich“); na str. 222 v hymne pre druhé vešpery (1. strofa) je „prv, než povstal celý syet“ (sic! ypsilon namiesto „v“ v slove „svet“ – takú chybu človek neurobí, iba stroj); na str. 28 v krátkom čítaní (2. riadok) uvedené slovo „spravodllvosť“ (miesto „i“ je tam „l“); na str. 1470 v žalme 118 (3. strofa zhora) je uvedené slovo „vzbíkli“ (namiesto dlhého „l“ je tam dlhé „i“). Ide často aj o základné typografické chyby, ktoré sa vo vydaní z Ríma (1989) nevyskytovali a boli vnesené do vydania SSV. Nerozumiem, ako k tomu mohlo dôjsť najmä v biblických textoch preložených podľa Neovulgáty (NZ, Žalmy), ktoré predsa SSV má v elektronickej podobe ako výhradný vydavateľ Svätého píma – prečo neboli použité tieto texty? Niektoré z tu uvedených chýb by sa neboli vyskytli. Rovnako je nepochopiteľné, že ten istý text, vyskytujúci sa v Liturgii hodín viackrát, na viacerých miestach tohto vydania má <text:span text:style-name="em2">rôzne</text:span> chyby. Nehovoriac o tom, že ani jedna z vyššie uvedených chýb sa nenachádza v on-line Liturgii hodín, a teda stačilo vziať, použiť a skontrolovať tieto texty z internetu.</text:p></text:note-body></text:note></text:span></text:p>
      <text:p text:style-name="P4"><text:span text:style-name="Footnote_20_anchor"/></text:p>
      <text:h text:style-name="Heading_20_2" text:outline-level="2">Kompletná 4-zväzková Liturgia hodín</text:h>
      <text:p text:style-name="P4">V rámci prenikania do hĺbky Liturgie hodín som pri práci na projekte bol konfrontovaný hlbšie s textom slovenského prekladu, s latinskou pôvodinou (editio typica altera [druhé typické vydanie], k dispozícii mám vydanie z ro­ku 2000 v Ríme), študoval som aj príslušné oficiálne do­ku­menty Cirkvi a často kon­zul­tujem svoje zis­te­nia s prekladateľmi (svojho času s Mons. Ma­lým a v súčasnosti s Mons. Ja­vo­rom) a via­ce­rý­mi li­tur­gis­tami a jazykovými korektormi. Do­mnie­vam sa, že jestvujúca Li­tur­gia ho­dín by mala prejsť dô­kladnou alebo prinajmenšom základnou re­ví­ziou predtým, než dôjde k jej opätovnému vy­da­niu. Revidovanie zahŕňa na­sledovné o­kru­hy:</text:p>
      <text:list xml:id="list40172410" text:style-name="WW8Num4">
        <text:list-item>
          <text:p text:style-name="P9"><text:span text:style-name="em1">Jazyková korektúra:</text:span> Niektoré gra­ma­tické a slovesné tvary, použité v slovenskom pre­kla­de Liturgie hodín, by bolo po­treb­né opraviť spisovnými variantmi („tohoto“ na správny tvar „tohto“, „ku tebe“ na „k tebe“, „ku svojim“ na „k svojim“ a pod.).<text:span text:style-name="Footnote_20_anchor"><text:note text:id="ftn5" text:note-class="footnote"><text:note-citation>5</text:note-citation><text:note-body><text:p text:style-name="P2"> Takéto opravy v on-line Liturgii hodín realizujem, pričom si zaznamenávam všetky zmenené miesta, aby mohli poslúžiť ako podklad pre potenciálnu revíziu textu.</text:p></text:note-body></text:note></text:span></text:p>
        </text:list-item>
        <text:list-item>
          <text:p text:style-name="P9"><text:span text:style-name="em1">Korektúra citácií z Nového zákona podľa slovenského prekladu Novej Vulgáty</text:span> (ide naj­mä o tzv. myšlienky k žalmom a chválospevom, ktoré môžu byť použité aj ako alter­na­tív­ne antifóny podľa VSLH, č. 114): Často ide o vloženie potrebného „Porov.“ alebo o úpra­vy citácií podľa vy­da­nia NZ (CN Trnava, 1986 resp. jednotlivé vydania NZ v SSV).</text:p>
        </text:list-item>
        <text:list-item>
          <text:p text:style-name="P9"><text:soft-page-break/><text:span text:style-name="em1">Oprava vecných chýb:</text:span> Na niektorých miestach došlo v slovenskom vydaní k chybám (napr. v súradniciach biblických citácií), ktoré je potrebné opraviť.<text:span text:style-name="Footnote_20_anchor"><text:note text:id="ftn6" text:note-class="footnote"><text:note-citation>6</text:note-citation><text:note-body><text:p text:style-name="P2"> Príkladom je napr. chválospev Iz 26, 1-4. 7-9. 12, ktorý v myšlienke používa Zjv 21, 14. Pôvodina uvádza: <text:span text:style-name="em2">„Murus civitatis habet fundamenta duodecim“ (Cf. Ap 21, 14).</text:span> Avšak slovenský preklad má uvedené č. verša 12, preto text latinského vydania nezodpovedá slovenskému prekladu: <text:span text:style-name="em2">„Mesto malo hradby s dvanástimi bránami.“</text:span> a Mons. Javor vo svojich zväzkoch LH opravuje podľa pôvodiny na správne znenie <text:span text:style-name="em2">„Hradby mesta majú dvanásť základných kameňov.“</text:span> (podľa slovenského znenia Zjv 21, 14 v NZ).</text:p><text:p text:style-name="Footnote">Podobne slovenský text má referenciu na chválospev „Iz 38, 10-14d. 17b-20“, kým latinská pôvodina uvádza: „Is 38, 10-14. 17-20“, pričom oba chválospevy sú textovo rovnaké. Podobne slovenská LH (zväzok I, str. 476) má chybne v odkaze druhého čítania čiarku: „Nn. 2, 6-8. 10“; latinský text (vol. I, p. 503) má za číslicou „2“ bodku.</text:p></text:note-body></text:note></text:span></text:p>
        </text:list-item>
        <text:list-item>
          <text:p text:style-name="P9"><text:span text:style-name="em1">Konkordantnosť prekladu:</text:span> Text, ktorý na rozličných miestach latinského textu Liturgie hodín znie rovnako, mal by rovnako znieť aj v slovenskom preklade. Niekedy to tak však nie je a bolo by potrebné tieto miesta zjednotiť (použiť konkordantný preklad).<text:span text:style-name="Footnote_20_anchor"><text:note text:id="ftn7" text:note-class="footnote"><text:note-citation>7</text:note-citation><text:note-body><text:p text:style-name="P2"> Príkladom sú antifóny pre chválospev na vešpery v 2. a 4. týždni žaltára, ktoré sú v latinskej pôvodine zhodné, ale v slovenskom texte pre pondelok, utorok a stredu sa líšia (ináč preložený ten istý latinský text).</text:p><text:p text:style-name="P2">Podobne slovenské vydanie má ako prepustenie po ranných chválach a vešperach vo VSLH v bode 54: „Iďte v pokoji.“, kým v ordináriu má na ranné chvály i vešpery „Iďte v mene Božom.“; pritom latinské vydanie má na všetkých uvedených miestach rovnako: „Ite in pace.“</text:p></text:note-body></text:note></text:span></text:p>
        </text:list-item>
        <text:list-item>
          <text:p text:style-name="P9"><text:span text:style-name="em1">Revízia prekladu podľa typického vydania Liturgie hodín</text:span>: Podľa inštrukcie Kon­gre­gá­cie pre Bo­ží kult a disciplínu sviatostí <text:span text:style-name="em2">Liturgiam authenticam</text:span> sa za záväzný text má brať naj­nov­šie ty­pic­ké vydanie. Slovenský preklad obsahuje isté rozdiely oproti druhému ty­pic­ké­mu vy­da­niu, kto­ré podľa mojej mienky treba opraviť. Niekedy sa vyskytujú len v jed­nom zväz­ku (zvy­čaj­ne v prvom – nakoľko jeho preklad bol realizovaný ako prvý), nie­ke­dy vo všet­kých zväz­koch.<text:span text:style-name="Footnote_20_anchor"><text:note text:id="ftn8" text:note-class="footnote"><text:note-citation>8</text:note-citation><text:note-body><text:p text:style-name="P2"> Príkladom je chválospev z knihy Tobiáš, pričom vo zv. I, str. 596-597, pre ranné chvály, utorok 1. týždňa žaltára, má tento chválospev len verše Tob 13, 2-5b. 6f-8, avšak ostatné 3 zväzky Liturgie hodín (II. až IV. zväzok) majú v súlade s latinským Tob 13, 2-8 (ako má aj jednozväzové vydanie Liturgie hodín), teda aj samotný text chválospevu je dlhší a zodpovedá latinskej pôvodine.</text:p></text:note-body></text:note></text:span></text:p>
        </text:list-item>
        <text:list-item>
          <text:p text:style-name="P9"><text:span text:style-name="em1">Úprava Božieho mena:</text:span> Rešpektujúc <text:span text:style-name="em2">List biskupským konferenciám o „Božom mene“</text:span> je po­treb­né v liturgii vyvarovať sa použitia písanej a vyslovovanej podobe Božieho mena „Jahve“, ktorá sa nachádza aj v slovenskom preklade Liturgie hodín (použité približne na 6-tich rôznych miestach). Považujem za nevyhnutné použiť klasický tvar „Pán“, prípadne uvedený kapitálkami „<text:span text:style-name="T3">Pán</text:span>“ (ako som tieto miesta upravil v on-line Liturgii hodín).<text:note text:id="ftn0" text:note-class="footnote"><text:note-citation>9</text:note-citation><text:note-body><text:p text:style-name="Footnote"> Ustanovujúca časť tohto listu (II, č. 2) určuje, <text:span text:style-name="T4">ab</text:span><text:span text:style-name="T5">y sa v biblických textoch určených na použitie v liturgii (akým je aj Liturgia hodín) pridŕžalo toho, čo je ustanovené v inštrukcii </text:span><text:span text:style-name="em2"><text:span text:style-name="T5">Liturgiam authenticam</text:span></text:span><text:span text:style-name="T5">, č. 41.</text:span></text:p></text:note-body></text:note></text:p>
        </text:list-item>
        <text:list-item>
          <text:p text:style-name="P9">Prípadne <text:span text:style-name="em1">obsahové rozšírenie</text:span>: Nakoľko medzičasom boli samotnou Kongregáciou pre Bo­ží kult a disciplínu sviatostí schválené nové liturgické texty (vychádzajú v časopise Liturgia alebo sú priamo prílohou direktórií), považujem za vhodné vložiť ich do jednot­livých zväzkov Liturgie hodín ako organickú časť textu.</text:p>
        </text:list-item>
      </text:list>
      <text:p text:style-name="P4"/>
      <text:p text:style-name="P4">Mons. Javor mi pred časom okrem cenných konzultácií poskytol množstvo svojich pripomienok, kto­ré má zapísané vo svojich štyroch zväz­koch; tieto som naskenoval a postupne ich za­pra­co­vá­vam do on-line Liturgie hodín. Taktiež si zaznamenávam aj svoje vlastné zistenia a podnety od po­užívateľov. Ak bude zo stra­ny LK KBS záujem, rád tieto svoje poz­nám­ky poskytnem a rád napomôžem vernejší preklad ta­kej dôležitej liturgickej knihy, akou Li­tur­gia hodín je.</text:p>
      <text:p text:style-name="P4"/>
      <text:p text:style-name="P4"><text:soft-page-break/>Či už otcovia biskupi mali na mysli vydanie jednozväzkovej alebo kompletnej štvorzväzkovej Li­tur­gie hodín, domnievam sa,<text:note text:id="ftn9" text:note-class="footnote"><text:note-citation>10</text:note-citation><text:note-body><text:p text:style-name="Footnote"> Ak správne chápem inštrukciu <text:span text:style-name="em2">Liturgiam authen­ti­cam</text:span>, body č. 131 a 133.</text:p></text:note-body></text:note> by sa nemala realizovať jednoduchá reedícia jestvujúcej Liturgie hodín, ale riadne revi­do­va­nie existujúceho prekladu, a to z vyššie uvedených dôvodov (pred­po­kla­dám, že odborníci v oblasti liturgie poznajú aj ďalšie dôvody, kvôli ktorým je revízia po­treb­ná). Revízia by sa nemala odkladať, ako uvádza samotná inštrukcia <text:span text:style-name="em2">Liturgiam authen­ti­cam</text:span> v zá­ve­reč­nom bode č. 133: „Normy stanovené touto inštruk­ciou sú plne platné pre úpravu exis­tu­jú­cich prekladov a treba dbať na to, aby sa takéto úpravy ná­sled­ne neodkladali.“</text:p>
      <text:p text:style-name="P4">Chápem, že revízia je proces, ktorý je časovo náročný a napokon bu­de vy­ža­do­vať posúdenie Kongregáciou pre Boží kult a disciplínu sviatostí. Rád však, vedomý si svojich ohraničení a v po­ko­re, prispejem k tomuto dielu, ku ktorému sme pozvaní.</text:p>
      <text:p text:style-name="Standard"/>
      <text:p text:style-name="Standard"/>
      <text:p text:style-name="Standard">S úctivým pozdravom</text:p>
      <text:p text:style-name="Standard"/>
      <text:p text:style-name="P3">Juraj Vidéky</text:p>
      <text:p text:style-name="P3"/>
      <text:p text:style-name="Standard"/>
      <text:p text:style-name="Standard">Na vedomie:</text:p>
      <text:p text:style-name="Standard"/>
      <text:list xml:id="list40535429" text:style-name="L1">
        <text:list-item>
          <text:p text:style-name="P11">J. E. Mons. prof. ThDr. PhDr. Stanislav Stolárik, PhD., predseda LK KBS</text:p>
        </text:list-item>
        <text:list-item>
          <text:p text:style-name="P11">J. E. Mons. doc. ICLic. PhLic. Vladimír Filo, rožňavský biskup</text:p>
        </text:list-item>
        <text:list-item>
          <text:p text:style-name="P11">Mons. ThLic. Vendelín Pleva, riaditeľ SSV</text:p>
        </text:list-item>
        <text:list-item>
          <text:p text:style-name="P11">Mons. Ferdinand Javor</text:p>
        </text:list-item>
        <text:list-item>
          <text:p text:style-name="P11">Generálny sekretariát KBS (ThLic. Anton Ziolkovský, PhD., výkonný sekretár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1cm" fo:margin-bottom="0.049cm" fo:text-align="start" style:justify-single-word="false" fo:orphans="2" fo:widows="2" fo:hyphenation-ladder-count="no-limit" style:page-number="auto" style:writing-mode="lr-tb"/>
      <style:text-properties style:use-window-font-color="true" style:font-name="Cambria" fo:font-size="11pt" fo:language="sk" fo:country="SK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left="0cm" fo:margin-right="0cm" fo:margin-top="0.54cm" fo:margin-bottom="0.21cm" fo:text-indent="0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-left="4.001cm" fo:margin-right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-left="6.001cm" fo:margin-right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-left="4.75cm" fo:margin-right="0cm" fo:text-indent="-1cm" style:auto-text-indent="false"/>
    </style:style>
    <style:style style:name="cite" style:family="paragraph" style:parent-style-name="Standard" style:next-style-name="Standard">
      <style:paragraph-properties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font-style="italic" style:font-size-asian="10pt" style:font-style-asian="italic"/>
    </style:style>
    <style:style style:name="Footnote" style:family="paragraph" style:parent-style-name="Standard" style:class="extra">
      <style:paragraph-properties fo:margin-top="0.101cm" fo:margin-bottom="0cm"/>
      <style:text-properties fo:font-size="10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3.501cm" fo:margin-right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zxx" fo:country="none" style:letter-kerning="true" style:font-size-asian="8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5.001cm" fo:margin-right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Quotations" style:family="paragraph" style:parent-style-name="Standard" style:class="html">
      <style:paragraph-properties fo:margin-left="1cm" fo:margin-right="1cm" fo:margin-top="0.106cm" fo:margin-bottom="0.499cm" fo:text-indent="0cm" style:auto-text-indent="false"/>
    </style:style>
    <style:style style:name="WW8Num1z1" style:family="text">
      <style:text-properties style:font-name="Georgia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501cm" fo:margin-left="1.501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6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8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501cm" fo:margin-left="1.5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6cm" fo:margin-bottom="0cm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9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3.519cm" fo:margin-left="2.499cm" fo:margin-right="2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strana <text:page-number text:select-page="current">2</text:page-number> z <text:page-count style:num-format="1"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09-05-20T12:04:00</meta:creation-date>
    <dc:creator>Juraj Vidéky</dc:creator>
    <dc:date>2011-03-31T21:08:01.65</dc:date>
    <meta:print-date>2009-05-20T12:22:00</meta:print-date>
    <meta:editing-cycles>172</meta:editing-cycles>
    <meta:editing-duration>PT01H48M11S</meta:editing-duration>
    <meta:generator>OpenOffice.org/3.2$Win32 OpenOffice.org_project/320m18$Build-9502</meta:generator>
    <meta:document-statistic meta:table-count="0" meta:image-count="0" meta:object-count="0" meta:page-count="4" meta:paragraph-count="50" meta:word-count="1806" meta:character-count="11764"/>
  </office:meta>
</office:document-meta>
</file>